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cb6" officeooo:paragraph-rsid="00037cb6"/>
    </style:style>
    <style:style style:name="P2" style:family="paragraph" style:parent-style-name="Standard">
      <style:paragraph-properties fo:text-align="center" style:justify-single-word="false"/>
      <style:text-properties officeooo:rsid="00037cb6" officeooo:paragraph-rsid="00037cb6"/>
    </style:style>
    <style:style style:name="P3" style:family="paragraph" style:parent-style-name="Table_20_Contents">
      <style:paragraph-properties fo:text-align="start" style:justify-single-word="false"/>
      <style:text-properties officeooo:rsid="00037cb6" officeooo:paragraph-rsid="00037cb6"/>
    </style:style>
    <style:style style:name="P4" style:family="paragraph" style:parent-style-name="Table_20_Contents">
      <style:paragraph-properties fo:text-align="start" style:justify-single-word="false"/>
      <style:text-properties officeooo:rsid="0004ad02" officeooo:paragraph-rsid="0004ad02"/>
    </style:style>
    <style:style style:name="P5" style:family="paragraph" style:parent-style-name="Table_20_Contents">
      <style:paragraph-properties fo:text-align="start" style:justify-single-word="false"/>
      <style:text-properties officeooo:rsid="00050b1e" officeooo:paragraph-rsid="00050b1e"/>
    </style:style>
    <style:style style:name="P6" style:family="paragraph" style:parent-style-name="Standard">
      <style:paragraph-properties fo:text-align="start" style:justify-single-word="false"/>
      <style:text-properties officeooo:rsid="00037cb6" officeooo:paragraph-rsid="00037cb6"/>
    </style:style>
    <style:style style:name="P7" style:family="paragraph" style:parent-style-name="Standard">
      <style:paragraph-properties fo:text-align="start" style:justify-single-word="false"/>
      <style:text-properties officeooo:rsid="00057652" officeooo:paragraph-rsid="00057652"/>
    </style:style>
    <style:style style:name="T1" style:family="text">
      <style:text-properties officeooo:rsid="0004ad02"/>
    </style:style>
    <style:style style:name="T2" style:family="text">
      <style:text-properties officeooo:rsid="0005f1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h Lemanek</text:p>
      <text:p text:style-name="P1">November 5, 2017</text:p>
      <text:p text:style-name="P2">CSE530 Lab4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Function</text:p>
          </table:table-cell>
          <table:table-cell table:style-name="Table1.A1" office:value-type="string">
            <text:p text:style-name="P3">Syntax</text:p>
          </table:table-cell>
          <table:table-cell table:style-name="Table1.A1" office:value-type="string">
            <text:p text:style-name="P3">Arguments</text:p>
          </table:table-cell>
          <table:table-cell table:style-name="Table1.D1" office:value-type="string">
            <text:p text:style-name="P3">Return values</text:p>
          </table:table-cell>
        </table:table-row>
        <table:table-row>
          <table:table-cell table:style-name="Table1.A2" office:value-type="string">
            <text:p text:style-name="P3">pthread_create</text:p>
          </table:table-cell>
          <table:table-cell table:style-name="Table1.A2" office:value-type="string">
            <text:p text:style-name="P3">Int pthread_create( pthread_t *thread, const pthread_attr_t *attr, void <text:s text:c="2"/>*(*start_routine)<text:span text:style-name="T1">(void*), void *arg)</text:span></text:p>
          </table:table-cell>
          <table:table-cell table:style-name="Table1.A2" office:value-type="string">
            <text:p text:style-name="P4">Thread: new thread id</text:p>
            <text:p text:style-name="P4">attr: a structure that holds thread attributes, if null default attributes <text:span text:style-name="T2">are used</text:span></text:p>
            <text:p text:style-name="P4">start_routine: the routine that the thread will execute</text:p>
            <text:p text:style-name="P4">arg: the argument passed to the routine</text:p>
          </table:table-cell>
          <table:table-cell table:style-name="Table1.D2" office:value-type="string">
            <text:p text:style-name="P5">0 on success, error number on failure</text:p>
          </table:table-cell>
        </table:table-row>
        <table:table-row>
          <table:table-cell table:style-name="Table1.A2" office:value-type="string">
            <text:p text:style-name="P3">pthread_join</text:p>
          </table:table-cell>
          <table:table-cell table:style-name="Table1.A2" office:value-type="string">
            <text:p text:style-name="P5">Int pthread_join(pthread_t thread, void **retval)</text:p>
          </table:table-cell>
          <table:table-cell table:style-name="Table1.A2" office:value-type="string">
            <text:p text:style-name="P5">Thread: id of thread to wait and get value from</text:p>
            <text:p text:style-name="P5">retval: address to save thread’s return value</text:p>
          </table:table-cell>
          <table:table-cell table:style-name="Table1.D2" office:value-type="string">
            <text:p text:style-name="P5">0 on success, error number on failure</text:p>
          </table:table-cell>
        </table:table-row>
      </table:table>
      <text:p text:style-name="P6"/>
      <text:p text:style-name="P7">3. You have to include the ‘-pthread’ flag to compile code with pthread</text:p>
      <text:p text:style-name="P7"/>
      <text:p text:style-name="P7">4. While thread1.cpp simply starts a new thread, thread2.cpp starts and joins the thread and outputs its return 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0:33:58.212601708</meta:creation-date>
    <dc:date>2017-11-05T11:59:31.046347451</dc:date>
    <meta:editing-duration>PT10M19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125" meta:character-count="813" meta:non-whitespace-character-count="707"/>
  </office:meta>
</office:document-meta>
</file>